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E00000048AAB185D8D6158D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윤고딕330" svg:font-family="-윤고딕330"/>
    <style:font-face style:name="08서울남산체 B" svg:font-family="'08서울남산체 B'"/>
    <style:font-face style:name="Ahellya" svg:font-family="Ahellya"/>
    <style:font-face style:name="Bebas Neue" svg:font-family="'Bebas Neue'"/>
    <style:font-face style:name="DejaVu Sans" svg:font-family="'DejaVu Sans'"/>
    <style:font-face style:name="경기천년바탕 Regular" svg:font-family="'경기천년바탕 Regular'"/>
    <style:font-face style:name="D2Coding" svg:font-family="D2Coding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a6a6a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1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049cm" fo:min-width="5.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049cm" fo:min-width="6.00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2.70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 fo:min-height="4.55cm" fo:min-width="7.1cm"/>
    </style:style>
    <style:style style:name="gr14" style:family="graphic" style:parent-style-name="standard">
      <style:graphic-properties draw:fill="solid" draw:fill-color="#b2b2b2" draw:textarea-horizontal-align="justify" draw:textarea-vertical-align="middle" draw:auto-grow-height="false" fo:min-height="0.35cm" fo:min-width="1.1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3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272cm"/>
    </style:style>
    <style:style style:name="gr18" style:family="graphic" style:parent-style-name="standard">
      <style:graphic-properties draw:fill="solid" draw:fill-color="#eeeeee" draw:textarea-horizontal-align="justify" draw:textarea-vertical-align="top" draw:auto-grow-height="false" fo:min-height="4.55cm" fo:min-width="7.1cm"/>
    </style:style>
    <style:style style:name="gr19" style:family="graphic" style:parent-style-name="standard">
      <style:graphic-properties draw:stroke="solid" svg:stroke-width="0.009cm" svg:stroke-color="#808080" svg:stroke-opacity="18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0.4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71cm" draw:fill="solid" draw:fill-color="#ffcc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9.98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28cm" fo:min-width="9.982cm" fo:padding-top="0.125cm" fo:padding-bottom="0.125cm" fo:padding-left="0.25cm" fo:padding-right="0.25cm" fo:wrap-option="wrap"/>
    </style:style>
    <style:style style:name="gr24" style:family="graphic" style:parent-style-name="색과_20_선이_20_없는_20_개체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기본값_5f_1">
      <style:graphic-properties draw:stroke="solid" svg:stroke-width="0.026cm" svg:stroke-color="#a6a6a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기본값_5f_1">
      <style:graphic-properties draw:stroke="none" svg:stroke-width="0cm" draw:fill="none" draw:textarea-vertical-align="top" draw:auto-grow-height="false" draw:fit-to-size="false" style:shrink-to-fit="false" fo:min-height="2.032cm" fo:min-width="12.1cm" fo:padding-top="0.125cm" fo:padding-bottom="0.125cm" fo:padding-left="0.25cm" fo:padding-right="0.25cm" fo:wrap-option="wrap"/>
    </style:style>
    <style:style style:name="gr27" style:family="graphic" style:parent-style-name="기본값_5f_1">
      <style:graphic-properties draw:stroke="none" svg:stroke-width="0cm" draw:fill="none" draw:textarea-vertical-align="top" draw:auto-grow-height="false" draw:fit-to-size="false" style:shrink-to-fit="false" fo:min-height="0.508cm" fo:min-width="7.1cm" fo:padding-top="0.125cm" fo:padding-bottom="0.125cm" fo:padding-left="0.25cm" fo:padding-right="0.25cm" fo:wrap-option="wrap"/>
    </style:style>
    <style:style style:name="gr28" style:family="graphic" style:parent-style-name="기본값_5f_1">
      <style:graphic-properties draw:stroke="none" svg:stroke-width="0cm" draw:fill="none" draw:textarea-vertical-align="top" draw:auto-grow-height="false" draw:fit-to-size="false" style:shrink-to-fit="false" fo:min-height="0.508cm" fo:min-width="11.7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D2Coding" fo:font-size="18pt" style:font-name-asian="D2Coding"/>
    </style:style>
    <style:style style:name="P10" style:family="paragraph">
      <style:paragraph-properties fo:margin-top="0cm" fo:margin-bottom="0cm" fo:line-height="100%" fo:text-align="start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ffffff"/>
    </style:style>
    <style:style style:name="P15" style:family="paragraph">
      <loext:graphic-properties draw:fill="solid" draw:fill-color="#eeeee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b2b2b2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eeeeee"/>
      <style:paragraph-properties fo:text-align="start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loext:graphic-properties draw:fill="solid" draw:fill-color="#ffcc66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ebas Neue" fo:font-size="66pt" fo:letter-spacing="normal" fo:font-style="normal" style:text-underline-style="none" fo:font-weight="normal" style:font-name-asian="08서울남산체 B" style:font-size-asian="66pt" style:font-style-asian="normal" style:font-weight-asian="normal" style:font-name-complex="DejaVu Sans" style:font-size-complex="6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Bebas Neue" fo:font-size="24pt" fo:letter-spacing="normal" fo:font-style="normal" style:text-underline-style="none" fo:font-weight="normal" style:font-name-asian="08서울남산체 B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경기천년바탕 Regular" fo:font-size="16pt" fo:letter-spacing="normal" fo:font-style="normal" style:text-underline-style="none" fo:font-weight="normal" style:font-name-asian="경기천년바탕 Regular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" style:family="text">
      <style:text-properties fo:font-variant="normal" fo:text-transform="none" fo:color="#a6a6a6" style:text-line-through-style="none" style:text-line-through-type="none" style:text-position="0% 100%" style:font-name="Bebas Neue" fo:font-size="20pt" fo:letter-spacing="normal" fo:font-style="normal" style:text-underline-style="none" fo:font-weight="normal" style:font-name-asian="08서울남산체 B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hellya" fo:font-size="24pt" fo:letter-spacing="normal" fo:font-style="normal" style:text-underline-style="none" fo:font-weight="normal" style:font-name-asian="-윤고딕330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Bebas Neue" fo:font-size="28pt" fo:letter-spacing="normal" fo:font-style="normal" style:text-underline-style="none" fo:font-weight="normal" style:font-name-asian="-윤고딕330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Bebas Neue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fo:font-variant="normal" fo:text-transform="none" fo:color="#a6a6a6" style:text-line-through-style="none" style:text-line-through-type="none" style:text-position="0% 100%" style:font-name="Bebas Neue" fo:font-size="12pt" fo:letter-spacing="normal" fo:font-style="normal" style:text-underline-style="none" fo:font-weight="normal" style:font-name-asian="08서울남산체 B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Bebas Neue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hellya" fo:font-size="18pt" fo:letter-spacing="0.034cm" fo:font-style="normal" style:text-underline-style="none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Bebas Neue" fo:font-size="16pt" fo:letter-spacing="normal" fo:font-style="normal" style:text-underline-style="none" fo:font-weight="normal" style:font-name-asian="-윤고딕330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ffffff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variant="normal" fo:text-transform="none" fo:color="#b9cde5" style:text-line-through-style="none" style:text-line-through-type="none" style:text-position="0% 100%" style:font-name="Bebas Neue" fo:font-size="32pt" fo:letter-spacing="normal" fo:font-style="normal" style:text-underline-style="none" fo:font-weight="normal" style:font-name-asian="-윤고딕330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Bebas Neue" fo:font-size="18pt" fo:letter-spacing="normal" fo:font-style="normal" style:text-underline-style="none" fo:font-weight="normal" style:font-name-asian="-윤고딕330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d9d9d9" style:text-line-through-style="none" style:text-line-through-type="none" style:text-position="0% 100%" style:font-name="Bebas Neue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9" style:family="text">
      <style:text-properties fo:font-variant="normal" fo:text-transform="none" fo:color="#bfbfbf" style:text-line-through-style="none" style:text-line-through-type="none" style:text-position="0% 100%" style:font-name="Bebas Neue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0" style:family="text">
      <style:text-properties fo:font-variant="normal" fo:text-transform="none" fo:color="#bfbfbf" style:text-line-through-style="none" style:text-line-through-type="none" style:text-position="0% 100%" style:font-name="Bebas Neue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hellya" fo:font-size="48pt" fo:letter-spacing="normal" fo:font-style="normal" style:text-underline-style="none" fo:font-weight="normal" style:font-name-asian="08서울남산체 B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경기천년바탕 Regular" fo:font-size="12pt" fo:letter-spacing="normal" fo:font-style="normal" style:text-underline-style="none" fo:font-weight="normal" style:font-name-asian="경기천년바탕 Regular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hellya" fo:font-size="36pt" fo:letter-spacing="normal" fo:font-style="normal" style:text-underline-style="none" fo:font-weight="normal" style:font-name-asian="08서울남산체 B" style:font-size-asian="36pt" style:font-style-asian="normal" style:font-weight-asian="normal" style:font-name-complex="DejaVu San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Picture 2" draw:style-name="gr1" draw:text-style-name="P1" draw:layer="layout" svg:width="25.499cm" svg:height="19.25cm" svg:x="-0.101cm" svg:y="-0.126cm">
          <draw:image xlink:href="Pictures/100000000000002E00000048AAB185D8D6158D94.png" xlink:type="simple" xlink:show="embed" xlink:actuate="onLoad">
            <text:p/>
          </draw:image>
        </draw:frame>
        <draw:g draw:name="Group 1">
          <draw:line draw:name="Line 2" draw:style-name="gr2" draw:text-style-name="P1" draw:layer="layout" svg:x1="5.95cm" svg:y1="3.124cm" svg:x2="19.45cm" svg:y2="3.125cm">
            <text:p/>
          </draw:line>
          <draw:line draw:name="Line 3" draw:style-name="gr2" draw:text-style-name="P1" draw:layer="layout" svg:x1="5.95cm" svg:y1="8.124cm" svg:x2="19.45cm" svg:y2="8.125cm">
            <text:p/>
          </draw:line>
          <draw:custom-shape draw:name="CustomShape 4" draw:style-name="gr3" draw:text-style-name="P3" draw:layer="layout" svg:width="12.599cm" svg:height="3.043cm" svg:x="6.399cm" svg:y="4.124cm">
            <text:p text:style-name="P2"><text:span text:style-name="T1">Y</text:span><text:span text:style-name="T2">o</text:span><text:span text:style-name="T2">u</text:span><text:span text:style-name="T1"> </text:span><text:span text:style-name="T1">M</text:span><text:span text:style-name="T2">u</text:span><text:span text:style-name="T2">s</text:span><text:span text:style-name="T2">t</text:span><text:span text:style-name="T1"> </text:span><text:span text:style-name="T1">S</text:span><text:span text:style-name="T2">u</text:span><text:span text:style-name="T2">b</text:span><text:span text:style-name="T2">m</text:span><text:span text:style-name="T2">i</text:span><text:span text:style-name="T2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5" draw:style-name="gr3" draw:text-style-name="P3" draw:layer="layout" svg:width="12.199cm" svg:height="0.926cm" svg:x="6.599cm" svg:y="9.725cm">
          <text:p text:style-name="P2"><text:span text:style-name="T3">6</text:span><text:span text:style-name="T3">조</text:span><text:span text:style-name="T3"> </text:span><text:span text:style-name="T3">김</text:span><text:span text:style-name="T3">희</text:span><text:span text:style-name="T3">준</text:span><text:span text:style-name="T3">, </text:span><text:span text:style-name="T3">정</text:span><text:span text:style-name="T3">승</text:span><text:span text:style-name="T3">화</text:span><text:span text:style-name="T3">, </text:span><text:span text:style-name="T3">황</text:span><text:span text:style-name="T3">선</text:span><text:span text:style-name="T3">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7.599cm" svg:height="1.097cm" svg:x="8.9cm" svg:y="16.644cm">
          <text:p text:style-name="P2"><text:span text:style-name="T4">M</text:span><text:span text:style-name="T4">a</text:span><text:span text:style-name="T4">d</text:span><text:span text:style-name="T4">e </text:span><text:span text:style-name="T4">b</text:span><text:span text:style-name="T4">y </text:span><text:span text:style-name="T4">p</text:span><text:span text:style-name="T4">y</text:span><text:span text:style-name="T4">t</text:span><text:span text:style-name="T4">h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5.499cm" svg:height="19.25cm" svg:x="-0.101cm" svg:y="-0.126cm">
          <draw:image xlink:href="Pictures/100000000000002E00000048AAB185D8D6158D94.png" xlink:type="simple" xlink:show="embed" xlink:actuate="onLoad">
            <text:p/>
          </draw:image>
        </draw:frame>
        <draw:line draw:name="Line 1" draw:style-name="gr5" draw:text-style-name="P1" draw:layer="layout" svg:x1="2.298cm" svg:y1="3.124cm" svg:x2="23.301cm" svg:y2="3.125cm">
          <text:p/>
        </draw:line>
        <draw:custom-shape draw:name="CustomShape 2" draw:style-name="gr3" draw:text-style-name="P3" draw:layer="layout" svg:width="5.599cm" svg:height="3.298cm" svg:x="0.8cm" svg:y="7.501cm">
          <text:p text:style-name="P2"><text:span text:style-name="T5">개발 동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9.599cm" svg:height="1.435cm" svg:x="2.099cm" svg:y="1.671cm">
          <text:p text:style-name="P5"><text:span text:style-name="T6">I</text:span><text:span text:style-name="T6">n</text:span><text:span text:style-name="T6">d</text:span><text:span text:style-name="T6">e</text:span><text:span text:style-name="T6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1.398cm" svg:height="1.604cm" svg:x="2.899cm" svg:y="5.355cm">
          <text:p text:style-name="P5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1.398cm" svg:height="1.604cm" svg:x="8.3cm" svg:y="5.33cm">
          <text:p text:style-name="P5"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1.398cm" svg:height="1.604cm" svg:x="13.1cm" svg:y="5.355cm">
          <text:p text:style-name="P5"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1.398cm" svg:height="1.604cm" svg:x="17.901cm" svg:y="5.355cm">
          <text:p text:style-name="P5"><text:span text:style-name="T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5" draw:text-style-name="P1" draw:layer="layout" svg:x1="2.298cm" svg:y1="15.525cm" svg:x2="23.301cm" svg:y2="15.526cm">
          <text:p/>
        </draw:line>
        <draw:custom-shape draw:name="CustomShape 9" draw:style-name="gr3" draw:text-style-name="P3" draw:layer="layout" svg:width="7.599cm" svg:height="0.757cm" svg:x="20.101cm" svg:y="18.126cm">
          <text:p text:style-name="P2"><text:span text:style-name="T8">Y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5.599cm" svg:height="3.298cm" svg:x="6.1cm" svg:y="7.501cm">
          <text:p text:style-name="P2"><text:span text:style-name="T5">프로젝트 소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5.599cm" svg:height="3.298cm" svg:x="10.9cm" svg:y="7.501cm">
          <text:p text:style-name="P2"><text:span text:style-name="T5">시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6.5cm" svg:height="3.298cm" svg:x="15.4cm" svg:y="7.501cm">
          <text:p text:style-name="P2"><text:span text:style-name="T5">소감 및 마무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draw:name="Picture 2" draw:style-name="gr1" draw:text-style-name="P1" draw:layer="layout" svg:width="25.499cm" svg:height="19.25cm" svg:x="-0.101cm" svg:y="-0.126cm">
          <draw:image xlink:href="Pictures/100000000000002E00000048AAB185D8D6158D94.png" xlink:type="simple" xlink:show="embed" xlink:actuate="onLoad">
            <text:p/>
          </draw:image>
        </draw:frame>
        <draw:g draw:name="Group 1">
          <draw:line draw:name="Line 2" draw:style-name="gr8" draw:text-style-name="P1" draw:layer="layout" svg:x1="9.299cm" svg:y1="4.524cm" svg:x2="16.1cm" svg:y2="4.525cm">
            <text:p/>
          </draw:line>
          <draw:custom-shape draw:name="CustomShape 3" draw:style-name="gr3" draw:text-style-name="P8" draw:layer="layout" svg:width="5.999cm" svg:height="3.972cm" svg:x="9.7cm" svg:y="2.187cm">
            <text:p text:style-name="P7"><text:span text:style-name="T9">개</text:span><text:span text:style-name="T9">발</text:span><text:span text:style-name="T9"> </text:span><text:span text:style-name="T9">동</text:span><text:span text:style-name="T9">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4" draw:style-name="gr9" draw:text-style-name="P9" draw:layer="layout" svg:width="23.2cm" svg:height="1.012cm" svg:x="1.1cm" svg:y="9.019cm">
          <text:p text:style-name="P5"><text:span text:style-name="T10">학교에서 메일로 과제를 제출할 때에는 보통 ‘학번 이름 </text:span><text:span text:style-name="T10">(</text:span><text:span text:style-name="T10">예</text:span><text:span text:style-name="T10">. 1101 </text:span><text:span text:style-name="T10">홍길동</text:span><text:span text:style-name="T10">)’ </text:span><text:span text:style-name="T10">같은 </text:span><text:span text:style-name="T10">제목으로 제출하게 된다</text:span><text:span text:style-name="T10">. </text:span><text:span text:style-name="T10">하지만 메일함에 여러 메일이 섞여 있을 때에는 과제물을 찾고 </text:span><text:span text:style-name="T10">다운로드하기 힘들다</text:span><text:span text:style-name="T10">. </text:span><text:span text:style-name="T10">그래서 메일 제목의 규칙을 이용하여 과제물을 쉽게 찾고 다운로드 </text:span><text:span text:style-name="T10">할 수 있도록 크롤링하여 보여주는 프로그램을 만들게 되었다</text:span><text:span text:style-name="T1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7.599cm" svg:height="0.757cm" svg:x="20.101cm" svg:y="18.126cm">
          <text:p text:style-name="P2"><text:span text:style-name="T8">Y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5.499cm" svg:height="19.25cm" svg:x="-0.101cm" svg:y="-0.126cm">
          <draw:image xlink:href="Pictures/100000000000002E00000048AAB185D8D6158D94.png" xlink:type="simple" xlink:show="embed" xlink:actuate="onLoad">
            <text:p/>
          </draw:image>
        </draw:frame>
        <draw:custom-shape draw:name="CustomShape 8" draw:style-name="gr3" draw:text-style-name="P3" draw:layer="layout" svg:width="7.599cm" svg:height="0.757cm" svg:x="20.101cm" svg:y="18.126cm">
          <text:p text:style-name="P2"><text:span text:style-name="T8">Y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line draw:name="Line 10" draw:style-name="gr10" draw:text-style-name="P1" draw:layer="layout" svg:x1="0.498cm" svg:y1="1.324cm" svg:x2="24.698cm" svg:y2="1.325cm">
            <text:p/>
          </draw:line>
          <draw:custom-shape draw:name="CustomShape 11" draw:style-name="gr3" draw:text-style-name="P11" draw:layer="layout" svg:width="9.599cm" svg:height="1.012cm" svg:x="0.299cm" svg:y="0.324cm">
            <text:p text:style-name="P10"><text:span text:style-name="T11">Y</text:span><text:span text:style-name="T11">o</text:span><text:span text:style-name="T11">u</text:span><text:span text:style-name="T11"> </text:span><text:span text:style-name="T11">M</text:span><text:span text:style-name="T11">u</text:span><text:span text:style-name="T11">s</text:span><text:span text:style-name="T11">t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t</text:span><text:span text:style-name="T11">:</text:span><text:span text:style-name="T11"> </text:span><text:span text:style-name="T11">프</text:span><text:span text:style-name="T11">로</text:span><text:span text:style-name="T11">젝</text:span><text:span text:style-name="T11">트</text:span><text:span text:style-name="T11"> </text:span><text:span text:style-name="T11">소</text:span><text:span text:style-name="T11">개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1" draw:text-style-name="P12" draw:layer="layout" svg:width="0.502cm" svg:height="1.267cm" svg:x="2.8cm" svg:y="9cm">
          <draw:text-box>
            <text:p/>
          </draw:text-box>
        </draw:frame>
        <draw:frame draw:style-name="gr12" draw:text-style-name="P13" draw:layer="layout" svg:width="8.4cm" svg:height="1.191cm" svg:x="12.8cm" svg:y="7.6cm">
          <draw:text-box>
            <text:p/>
          </draw:text-box>
        </draw:frame>
        <draw:frame draw:style-name="gr11" draw:text-style-name="P12" draw:layer="layout" svg:width="5.15cm" svg:height="1.191cm" svg:x="0.6cm" svg:y="1.809cm">
          <draw:text-box>
            <text:p><text:span text:style-name="T12">넌 제출해야 한다</text:span><text:span text:style-name="T12">!</text:span></text:p>
          </draw:text-box>
        </draw:frame>
        <draw:frame draw:style-name="gr11" draw:text-style-name="P14" draw:layer="layout" svg:width="22.558cm" svg:height="5.891cm" svg:x="1.153cm" svg:y="5cm">
          <draw:text-box>
            <text:p><text:span text:style-name="T13">1) </text:span><text:span text:style-name="T13">과제물을 이메일로 제출할 때 ‘</text:span><text:span text:style-name="T13">학번 이름’의 형식으로 제출한다</text:span><text:span text:style-name="T13">. </text:span><text:span text:style-name="T13">(</text:span><text:span text:style-name="T13">예</text:span><text:span text:style-name="T13">. ‘1101 </text:span><text:span text:style-name="T13">홍길동</text:span><text:span text:style-name="T13">)</text:span></text:p>
            <text:p><text:span text:style-name="T13">2) YMS </text:span><text:span text:style-name="T13">프로그램을 실행한다</text:span><text:span text:style-name="T13">. </text:span><text:span text:style-name="T13">(path/to/yms/main.py)</text:span></text:p>
            <text:p><text:span text:style-name="T13">3) GUI</text:span><text:span text:style-name="T13">창에서 </text:span><text:span text:style-name="T13">login</text:span><text:span text:style-name="T13">버튼을 눌러 </text:span><text:span text:style-name="T13">네이버 아이디로 로그인한다</text:span><text:span text:style-name="T13">.</text:span></text:p>
            <text:p><text:span text:style-name="T13">4) show mails</text:span><text:span text:style-name="T13">버튼을 눌러 </text:span><text:span text:style-name="T13">과제물들을 확인한다</text:span><text:span text:style-name="T13">.</text:span></text:p>
            <text:p><text:span text:style-name="T13">5) </text:span><text:span text:style-name="T13">각각의 메일들을 눌러 각각 </text:span><text:span text:style-name="T13">과제물</text:span><text:span text:style-name="T13">(</text:span><text:span text:style-name="T13">첨부파일</text:span><text:span text:style-name="T13">)</text:span><text:span text:style-name="T13">을 다운로드 할 </text:span><text:span text:style-name="T13">수 있다</text:span><text:span text:style-name="T13">.</text:span></text:p>
            <text:p><text:span text:style-name="T13">5) </text:span><text:span text:style-name="T13">메인 </text:span><text:span text:style-name="T13">GUI</text:span><text:span text:style-name="T13">에서 </text:span><text:span text:style-name="T13">download all </text:span><text:span text:style-name="T13">버튼을 눌러 모든 첨부파일을 </text:span><text:span text:style-name="T13">다운로드 할 수 있다</text:span><text:span text:style-name="T13">.</text:span></text:p>
          </draw:text-box>
        </draw:frame>
        <draw:custom-shape draw:style-name="gr13" draw:text-style-name="P15" draw:layer="layout" svg:width="7.6cm" svg:height="4.8cm" svg:x="0.6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6cm" svg:height="0.6cm" svg:x="1.2cm" svg:y="16cm">
          <text:p text:style-name="P16"><text:span text:style-name="T14">log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.6cm" svg:height="0.6cm" svg:x="3.821cm" svg:y="15.957cm">
          <text:p text:style-name="P16"><text:span text:style-name="T14">mai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1.6cm" svg:height="0.6cm" svg:x="6.4cm" svg:y="16cm">
          <text:p text:style-name="P16"><text:span text:style-name="T14">download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.6cm" svg:height="0.6cm" svg:x="3.8cm" svg:y="14.8cm">
          <text:p text:style-name="P16"><text:span text:style-name="T14">clos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7.6cm" svg:height="4.8cm" svg:x="8.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6cm" svg:x="11.6cm" svg:y="15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cm" svg:height="0.6cm" svg:x="11.6cm" svg:y="15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1.827cm" svg:height="0.67cm" svg:x="9.6cm" svg:y="15cm">
          <draw:text-box>
            <text:p><text:span text:style-name="T14">username</text:span></text:p>
          </draw:text-box>
        </draw:frame>
        <draw:frame draw:style-name="gr17" draw:text-style-name="P19" draw:layer="layout" svg:width="1.772cm" svg:height="0.67cm" svg:x="9.601cm" svg:y="15.73cm">
          <draw:text-box>
            <text:p><text:span text:style-name="T14">Password</text:span></text:p>
          </draw:text-box>
        </draw:frame>
        <draw:custom-shape draw:style-name="gr14" draw:text-style-name="P17" draw:layer="layout" svg:width="1.6cm" svg:height="0.6cm" svg:x="11.6cm" svg:y="16.8cm">
          <text:p text:style-name="P16"><text:span text:style-name="T14">l</text:span><text:span text:style-name="T14">o</text:span><text:span text:style-name="T14">g</text:span><text:span text:style-name="T14">i</text:span><text:span text:style-name="T14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21" draw:layer="layout" svg:width="7.6cm" svg:height="4.8cm" svg:x="16.8cm" svg:y="13cm">
          <text:p text:style-name="P20"><text:span text:style-name="T15">1101 OOO : </text:span><text:span text:style-name="T15">과제제출입니다</text:span><text:span text:style-name="T15">.</text:span></text:p>
          <text:p text:style-name="P20"><text:span text:style-name="T15">1202 OOO : </text:span><text:span text:style-name="T15">선생님 사랑해요</text:span><text:span text:style-name="T15">.</text:span></text:p>
          <text:p text:style-name="P20"><text:span text:style-name="T15">1303 OOO : 100</text:span><text:span text:style-name="T15">점</text:span><text:span text:style-name="T15">.</text:span></text:p>
          <text:p text:style-name="P20"><text:span text:style-name="T15">1404 OOO : </text:span><text:span text:style-name="T15">과제제출</text:span></text:p>
          <text:p text:style-name="P20"><text:span text:style-name="T15">2105 OOO : </text:span><text:span text:style-name="T15">프로그램 좋네요</text:span></text:p>
          <text:p text:style-name="P20"><text:span text:style-name="T15">2206 OOO : </text:span><text:span text:style-name="T15">다른 선생님도 이거 쓰셨으면</text:span></text:p>
          <text:p text:style-name="P20"><text:span text:style-name="T15">2307 OOO : abcdefghijklmnopqrst...</text:span></text:p>
          <text:p text:style-name="P20"><text:span text:style-name="T15">2401 OOO : </text:span><text:span text:style-name="T15">꺄르륵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5.499cm" svg:height="19.25cm" svg:x="-0.101cm" svg:y="-0.126cm">
          <draw:image xlink:href="Pictures/100000000000002E00000048AAB185D8D6158D94.png" xlink:type="simple" xlink:show="embed" xlink:actuate="onLoad">
            <text:p/>
          </draw:image>
        </draw:frame>
        <draw:frame draw:name="Picture 2" draw:style-name="gr1" draw:text-style-name="P1" draw:layer="layout" svg:width="25.398cm" svg:height="19.25cm" svg:x="-0.014cm" svg:y="0cm">
          <draw:image xlink:href="Pictures/100000000000002E00000048AAB185D8D6158D94.png" xlink:type="simple" xlink:show="embed" xlink:actuate="onLoad">
            <text:p/>
          </draw:image>
        </draw:frame>
        <draw:g draw:name="Group 1">
          <draw:custom-shape draw:name="CustomShape 2" draw:style-name="gr3" draw:text-style-name="P3" draw:layer="layout" svg:width="4.599cm" svg:height="2.956cm" svg:x="10.276cm" svg:y="2.7cm">
            <text:p text:style-name="P2"><text:span text:style-name="T16">You</text:span></text:p>
            <text:p text:style-name="P2"><text:span text:style-name="T16">Must</text:span></text:p>
            <text:p text:style-name="P2"><text:span text:style-name="T16">Submit</text:span></text:p>
            <text:p text:style-name="P2"><text:span text:style-name="T16"/></text:p>
            <text:p text:style-name="P2"><text:span text:style-name="T16">시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19" draw:text-style-name="P1" draw:layer="layout" svg:width="10.575cm" svg:height="10.575cm" svg:x="7.299cm" svg:y="4.749cm">
            <text:p/>
  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equation draw:name="f22" draw:formula="(16200000)/60000.0"/>
              <draw:equation draw:name="f23" draw:formula="(5400000)/60000.0"/>
              <draw:equation draw:name="f24" draw:formula="(0)/60000.0"/>
              <draw:equation draw:name="f25" draw:formula="(5400000)/60000.0"/>
              <draw:equation draw:name="f26" draw:formula="(5400000)/60000.0"/>
              <draw:equation draw:name="f27" draw:formula="(5400000)/60000.0"/>
            </draw:enhanced-geometry>
          </draw:custom-shape>
        </draw:g>
        <draw:g draw:name="Group 4">
          <draw:line draw:name="Line 5" draw:style-name="gr10" draw:text-style-name="P1" draw:layer="layout" svg:x1="0.498cm" svg:y1="1.324cm" svg:x2="24.698cm" svg:y2="1.325cm">
            <text:p/>
          </draw:line>
          <draw:custom-shape draw:name="CustomShape 6" draw:style-name="gr3" draw:text-style-name="P3" draw:layer="layout" svg:width="9.599cm" svg:height="1.012cm" svg:x="0.299cm" svg:y="0.324cm">
            <text:p text:style-name="P5"><text:span text:style-name="T17">YMS </text:span><text:span text:style-name="T17">시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7" draw:style-name="gr3" draw:text-style-name="P3" draw:layer="layout" svg:width="7.599cm" svg:height="0.757cm" svg:x="20.101cm" svg:y="18.126cm">
          <text:p text:style-name="P2"><text:span text:style-name="T8">Y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draw:name="Picture 2" draw:style-name="gr1" draw:text-style-name="P1" draw:layer="layout" svg:width="25.499cm" svg:height="19.25cm" svg:x="-0.101cm" svg:y="-0.076cm">
          <draw:image xlink:href="Pictures/100000000000002E00000048AAB185D8D6158D94.png" xlink:type="simple" xlink:show="embed" xlink:actuate="onLoad">
            <text:p/>
          </draw:image>
        </draw:frame>
        <draw:custom-shape draw:name="CustomShape 1" draw:style-name="gr3" draw:text-style-name="P3" draw:layer="layout" svg:width="7.799cm" svg:height="2.956cm" svg:x="2.704cm" svg:y="10.301cm">
          <text:p text:style-name="P2"><text:span text:style-name="T18">소감 및 마무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custom-shape draw:name="CustomShape 3" draw:style-name="gr20" draw:text-style-name="P22" draw:layer="layout" svg:width="10.969cm" svg:height="1.042cm" svg:x="14.231cm" svg:y="8.378cm">
            <text:p text:style-name="P5"><text:span text:style-name="T19">김희준</text:span><text:span text:style-name="T19">: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1" draw:text-style-name="P23" draw:layer="layout" svg:width="0.241cm" svg:height="0.163cm" svg:x="13.5cm" svg:y="8.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" draw:style-name="gr21" draw:text-style-name="P23" draw:layer="layout" svg:width="0.241cm" svg:height="0.163cm" svg:x="13.5cm" svg:y="10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" draw:style-name="gr21" draw:text-style-name="P23" draw:layer="layout" svg:width="0.241cm" svg:height="0.163cm" svg:x="13.5cm" svg:y="11.8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9" draw:style-name="gr22" draw:text-style-name="P22" draw:layer="layout" svg:width="10.481cm" svg:height="1.042cm" svg:x="14.231cm" svg:y="12.974cm">
            <text:p text:style-name="P5"><text:span text:style-name="T1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3" draw:text-style-name="P22" draw:layer="layout" svg:width="10.481cm" svg:height="1.877cm" svg:x="14.231cm" svg:y="9.887cm">
            <text:p text:style-name="P5"><text:span text:style-name="T19">정승화</text:span><text:span text:style-name="T19">: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3" draw:text-style-name="P22" draw:layer="layout" svg:width="10.481cm" svg:height="1.877cm" svg:x="14.231cm" svg:y="14.523cm">
            <text:p text:style-name="P5"><text:span text:style-name="T1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22" draw:layer="layout" svg:width="10.481cm" svg:height="1.042cm" svg:x="14.231cm" svg:y="11.425cm">
            <text:p text:style-name="P5"><text:span text:style-name="T19">황선우</text:span><text:span text:style-name="T19">: </text:span><text:span text:style-name="T20">소나타 캠프에 참여하여 팀원과 협동하여 소프트웨어를 개발했던 것이 기억에 매우 오래 남을 것 같다</text:span><text:span text:style-name="T20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3" draw:style-name="gr3" draw:text-style-name="P3" draw:layer="layout" svg:width="7.599cm" svg:height="0.757cm" svg:x="20.101cm" svg:y="18.126cm">
          <text:p text:style-name="P2"><text:span text:style-name="T8">Y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line draw:name="Line 15" draw:style-name="gr10" draw:text-style-name="P1" draw:layer="layout" svg:x1="0.498cm" svg:y1="1.324cm" svg:x2="24.698cm" svg:y2="1.325cm">
            <text:p/>
          </draw:line>
          <draw:custom-shape draw:name="CustomShape 16" draw:style-name="gr3" draw:text-style-name="P3" draw:layer="layout" svg:width="9.599cm" svg:height="1.012cm" svg:x="0.299cm" svg:y="0.324cm">
            <text:p text:style-name="P5"><text:span text:style-name="T17">소감 및 마무리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5.499cm" svg:height="19.25cm" svg:x="-0.101cm" svg:y="-0.076cm">
          <draw:image xlink:href="Pictures/100000000000002E00000048AAB185D8D6158D94.png" xlink:type="simple" xlink:show="embed" xlink:actuate="onLoad">
            <text:p/>
          </draw:image>
        </draw:frame>
        <draw:g draw:name="Group 1">
          <draw:line draw:name="Line 2" draw:style-name="gr2" draw:text-style-name="P1" draw:layer="layout" svg:x1="5.95cm" svg:y1="5.324cm" svg:x2="19.45cm" svg:y2="5.325cm">
            <text:p/>
          </draw:line>
          <draw:line draw:name="Line 3" draw:style-name="gr2" draw:text-style-name="P1" draw:layer="layout" svg:x1="5.95cm" svg:y1="9.925cm" svg:x2="19.45cm" svg:y2="9.926cm">
            <text:p/>
          </draw:line>
          <draw:custom-shape draw:name="CustomShape 4" draw:style-name="gr3" draw:text-style-name="P3" draw:layer="layout" svg:width="12.599cm" svg:height="2.281cm" svg:x="6.499cm" svg:y="6.388cm">
            <text:p text:style-name="P2"><text:span text:style-name="T21">Q&amp;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5" draw:style-name="gr3" draw:text-style-name="P3" draw:layer="layout" svg:width="7.599cm" svg:height="0.757cm" svg:x="20.101cm" svg:y="18.126cm">
          <text:p text:style-name="P2"><text:span text:style-name="T8">Y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12.199cm" svg:height="0.757cm" svg:x="6.699cm" svg:y="10.356cm">
          <text:p text:style-name="P2"><text:span text:style-name="T22">You Must 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frame draw:name="Picture 2" draw:style-name="gr24" draw:text-style-name="P1" draw:layer="layout" svg:width="25.499cm" svg:height="19.25cm" svg:x="-0.101cm" svg:y="-0.076cm">
          <draw:image xlink:href="Pictures/100000000000002E00000048AAB185D8D6158D94.png" xlink:type="simple" xlink:show="embed" xlink:actuate="onLoad">
            <text:p/>
          </draw:image>
        </draw:frame>
        <draw:g draw:name="Group 1">
          <draw:line draw:name="Line 2" draw:style-name="gr25" draw:text-style-name="P1" draw:layer="layout" svg:x1="5.95cm" svg:y1="5.324cm" svg:x2="19.45cm" svg:y2="5.325cm">
            <text:p/>
          </draw:line>
          <draw:line draw:name="Line 3" draw:style-name="gr25" draw:text-style-name="P1" draw:layer="layout" svg:x1="5.95cm" svg:y1="9.925cm" svg:x2="19.45cm" svg:y2="9.926cm">
            <text:p/>
          </draw:line>
          <draw:custom-shape draw:name="CustomShape 4" draw:style-name="gr26" draw:text-style-name="P24" draw:layer="layout" svg:width="12.599cm" svg:height="2.281cm" svg:x="6.499cm" svg:y="6.388cm">
            <text:p text:style-name="P7"><text:span text:style-name="T23">Thanks for </text:span><text:span text:style-name="T23">watc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5" draw:style-name="gr27" draw:text-style-name="P6" draw:layer="layout" svg:width="7.599cm" svg:height="0.757cm" svg:x="20.101cm" svg:y="18.126cm">
          <text:p text:style-name="P2"><text:span text:style-name="T8">Y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6" draw:layer="layout" svg:width="12.199cm" svg:height="0.757cm" svg:x="6.699cm" svg:y="10.356cm">
          <text:p text:style-name="P2"><text:span text:style-name="T22">You Must 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윤고딕330" svg:font-family="-윤고딕330"/>
    <style:font-face style:name="08서울남산체 B" svg:font-family="'08서울남산체 B'"/>
    <style:font-face style:name="Ahellya" svg:font-family="Ahellya"/>
    <style:font-face style:name="Bebas Neue" svg:font-family="'Bebas Neue'"/>
    <style:font-face style:name="DejaVu Sans" svg:font-family="'DejaVu Sans'"/>
    <style:font-face style:name="경기천년바탕 Regular" svg:font-family="'경기천년바탕 Regular'"/>
    <style:font-face style:name="D2Coding" svg:font-family="D2Coding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 Regular" fo:font-size="24pt" fo:language="en" fo:country="US" style:font-name-asian="Noto Sans CJK JP Regular1" style:font-size-asian="24pt" style:language-asian="ko" style:country-asian="KR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" style:display-name="색과 선이 없는 개체_1" style:family="graphic" style:parent-style-name="기본값_5f_1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oto Sans CJK JP Regular" fo:font-family="'Noto Sans CJK JP Regular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oto Sans CJK JP Regular" fo:font-family="'Noto Sans CJK JP Regular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00:49:02</meta:creation-date>
    <meta:initial-creator>sony</meta:initial-creator>
    <dc:language>ko-KR</dc:language>
    <dc:date>2018-07-20T22:00:12.945127902</dc:date>
    <meta:editing-cycles>113</meta:editing-cycles>
    <dc:title>PowerPoint 프레젠테이션</dc:title>
    <meta:editing-duration>PT18H41M6S</meta:editing-duration>
    <meta:generator>LibreOffice/6.0.3.2$Linux_X86_64 LibreOffice_project/00m0$Build-2</meta:generator>
    <meta:document-statistic meta:object-count="1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